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767cm" fo:min-width="12.2cm"/>
    </style:style>
    <style:style style:name="gr2" style:family="graphic" style:parent-style-name="standard">
      <style:graphic-properties draw:fill="solid" draw:fill-color="#5eb91e" draw:textarea-horizontal-align="justify" draw:textarea-vertical-align="top" draw:auto-grow-height="false" fo:min-height="4.322cm" fo:min-width="1.151cm"/>
    </style:style>
    <style:style style:name="gr3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7.243cm" fo:min-width="2.675cm"/>
    </style:style>
    <style:style style:name="gr4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7.243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151cm"/>
    </style:style>
    <style:style style:name="gr7" style:family="graphic" style:parent-style-name="standard">
      <style:graphic-properties draw:fill="solid" draw:fill-color="#dddddd" draw:textarea-horizontal-align="justify" draw:textarea-vertical-align="top" draw:auto-grow-height="false" fo:min-height="1.274cm" fo:min-width="1.151cm"/>
    </style:style>
    <style:style style:name="gr8" style:family="graphic" style:parent-style-name="standard">
      <style:graphic-properties draw:fill="solid" draw:fill-color="#dddddd" draw:textarea-horizontal-align="justify" draw:textarea-vertical-align="top" draw:auto-grow-height="false" fo:min-height="1.147cm" fo:min-width="1.151cm"/>
    </style:style>
    <style:style style:name="gr9" style:family="graphic" style:parent-style-name="standard">
      <style:graphic-properties draw:fill="solid" draw:fill-color="#dddddd" draw:textarea-horizontal-align="justify" draw:textarea-vertical-align="top" draw:auto-grow-height="false" fo:min-height="1.401cm" fo:min-width="1.151cm"/>
    </style:style>
    <style:style style:name="gr10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00a933" draw:marker-end="Arrow_20_concave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color="#00a933" draw:marker-start="Arrow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57cm"/>
    </style:style>
    <style:style style:name="gr15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7.243cm" fo:min-width="3.31cm"/>
    </style:style>
    <style:style style:name="gr16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7.243cm" fo:min-width="3.056cm"/>
    </style:style>
    <style:style style:name="gr17" style:family="graphic" style:parent-style-name="standard">
      <style:graphic-properties draw:fill="solid" draw:fill-color="#5eb91e" draw:textarea-horizontal-align="justify" draw:textarea-vertical-align="top" draw:auto-grow-height="false" fo:min-height="4.322cm" fo:min-width="3.31cm"/>
    </style:style>
    <style:style style:name="gr18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0.037cm" fo:min-width="12.2cm"/>
    </style:style>
    <style:style style:name="gr19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8.641cm" fo:min-width="3.31cm"/>
    </style:style>
    <style:style style:name="gr20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8.64cm" fo:min-width="3.056cm"/>
    </style:style>
    <style:style style:name="gr21" style:family="graphic" style:parent-style-name="standard">
      <style:graphic-properties draw:fill="solid" draw:fill-color="#5eb91e" draw:textarea-horizontal-align="justify" draw:textarea-vertical-align="top" draw:auto-grow-height="false" fo:min-height="6.99cm" fo:min-width="3.564cm"/>
    </style:style>
    <style:style style:name="gr22" style:family="graphic" style:parent-style-name="standard">
      <style:graphic-properties draw:fill="solid" draw:fill-color="#dddddd" draw:textarea-horizontal-align="justify" draw:textarea-vertical-align="middle" draw:auto-grow-height="false" fo:min-height="1.91cm" fo:min-width="1.151cm"/>
    </style:style>
    <style:style style:name="gr23" style:family="graphic" style:parent-style-name="standard">
      <style:graphic-properties draw:fill-color="#3faf46" draw:textarea-horizontal-align="justify" draw:textarea-vertical-align="top" draw:auto-grow-height="false" fo:min-height="5.338cm" fo:min-width="2.04cm"/>
    </style:style>
    <style:style style:name="gr24" style:family="graphic" style:parent-style-name="standard">
      <style:graphic-properties draw:fill="solid" draw:fill-color="#cccccc" draw:textarea-horizontal-align="justify" draw:textarea-vertical-align="top" draw:auto-grow-height="false" fo:min-height="0.766cm" fo:min-width="0.897cm"/>
    </style:style>
    <style:style style:name="gr25" style:family="graphic" style:parent-style-name="objectwithoutfill">
      <style:graphic-properties draw:stroke="dash" draw:stroke-dash="Fine_20_Dashed" svg:stroke-color="#2a6099" draw:marker-end="Arrow_20_concave" draw:marker-end-width="0.3cm" draw:fill="none" draw:textarea-vertical-align="middle"/>
    </style:style>
    <style:style style:name="gr26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10.177cm" fo:min-width="5.85cm"/>
    </style:style>
    <style:style style:name="gr27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10.176cm" fo:min-width="5.469cm"/>
    </style:style>
    <style:style style:name="gr28" style:family="graphic" style:parent-style-name="standard">
      <style:graphic-properties draw:fill="solid" draw:fill-color="#5eb91e" draw:textarea-horizontal-align="justify" draw:textarea-vertical-align="top" draw:auto-grow-height="false" fo:min-height="8.241cm" fo:min-width="5.342cm"/>
    </style:style>
    <style:style style:name="gr29" style:family="graphic" style:parent-style-name="standard">
      <style:graphic-properties draw:fill="solid" draw:fill-color="#dddddd" draw:textarea-horizontal-align="justify" draw:textarea-vertical-align="middle" draw:auto-grow-height="false" fo:min-height="2.283cm" fo:min-width="1.151cm"/>
    </style:style>
    <style:style style:name="gr30" style:family="graphic" style:parent-style-name="standard">
      <style:graphic-properties draw:fill="solid" draw:fill-color="#dddddd" draw:textarea-horizontal-align="justify" draw:textarea-vertical-align="top" draw:auto-grow-height="false" fo:min-height="1.537cm" fo:min-width="1.151cm"/>
    </style:style>
    <style:style style:name="gr31" style:family="graphic" style:parent-style-name="standard">
      <style:graphic-properties draw:fill="solid" draw:fill-color="#dddddd" draw:textarea-horizontal-align="justify" draw:textarea-vertical-align="top" draw:auto-grow-height="false" fo:min-height="1.389cm" fo:min-width="1.151cm"/>
    </style:style>
    <style:style style:name="gr32" style:family="graphic" style:parent-style-name="standard">
      <style:graphic-properties draw:fill-color="#3faf46" draw:textarea-horizontal-align="justify" draw:textarea-vertical-align="top" draw:auto-grow-height="false" fo:min-height="2.493cm" fo:min-width="2.04cm"/>
    </style:style>
    <style:style style:name="gr33" style:family="graphic" style:parent-style-name="standard">
      <style:graphic-properties draw:fill="solid" draw:fill-color="#cccccc" draw:textarea-horizontal-align="justify" draw:textarea-vertical-align="top" draw:auto-grow-height="false" fo:min-height="0.316cm" fo:min-width="0.897cm"/>
    </style:style>
    <style:style style:name="gr34" style:family="graphic" style:parent-style-name="standard">
      <style:graphic-properties draw:fill="solid" draw:fill-color="#cccccc" draw:textarea-horizontal-align="justify" draw:textarea-vertical-align="top" draw:auto-grow-height="false" fo:min-height="0.258cm" fo:min-width="0.897cm"/>
    </style:style>
    <style:style style:name="gr35" style:family="graphic" style:parent-style-name="standard">
      <style:graphic-properties draw:fill="solid" draw:fill-color="#cccccc" draw:textarea-horizontal-align="justify" draw:textarea-vertical-align="top" draw:auto-grow-height="false" fo:min-height="0.282cm" fo:min-width="0.897cm"/>
    </style:style>
    <style:style style:name="gr36" style:family="graphic" style:parent-style-name="standard">
      <style:graphic-properties draw:fill="solid" draw:fill-color="#dddddd" draw:textarea-horizontal-align="justify" draw:textarea-vertical-align="top" draw:auto-grow-height="false" fo:min-height="1.686cm" fo:min-width="1.151cm"/>
    </style:style>
    <style:style style:name="gr37" style:family="graphic" style:parent-style-name="standard">
      <style:graphic-properties draw:fill-color="#3faf46" draw:textarea-horizontal-align="justify" draw:textarea-vertical-align="top" draw:auto-grow-height="false" fo:min-height="2.493cm" fo:min-width="1.786cm"/>
    </style:style>
    <style:style style:name="gr38" style:family="graphic" style:parent-style-name="standard">
      <style:graphic-properties draw:fill="solid" draw:fill-color="#cccccc" draw:textarea-horizontal-align="justify" draw:textarea-vertical-align="top" draw:auto-grow-height="false" fo:min-height="0.316cm" fo:min-width="0.758cm"/>
    </style:style>
    <style:style style:name="gr39" style:family="graphic" style:parent-style-name="standard">
      <style:graphic-properties draw:fill="solid" draw:fill-color="#cccccc" draw:textarea-horizontal-align="justify" draw:textarea-vertical-align="top" draw:auto-grow-height="false" fo:min-height="0.258cm" fo:min-width="0.758cm"/>
    </style:style>
    <style:style style:name="gr40" style:family="graphic" style:parent-style-name="standard">
      <style:graphic-properties draw:fill="solid" draw:fill-color="#cccccc" draw:textarea-horizontal-align="justify" draw:textarea-vertical-align="top" draw:auto-grow-height="false" fo:min-height="0.282cm" fo:min-width="0.758cm"/>
    </style:style>
    <style:style style:name="gr41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10.177cm" fo:min-width="6.231cm"/>
    </style:style>
    <style:style style:name="gr42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10.176cm" fo:min-width="5.85cm"/>
    </style:style>
    <style:style style:name="gr43" style:family="graphic" style:parent-style-name="standard">
      <style:graphic-properties draw:fill="solid" draw:fill-color="#5eb91e" draw:textarea-horizontal-align="justify" draw:textarea-vertical-align="top" draw:auto-grow-height="false" fo:min-height="8.241cm" fo:min-width="7.501cm"/>
    </style:style>
    <style:style style:name="gr44" style:family="graphic" style:parent-style-name="standard">
      <style:graphic-properties draw:fill="solid" draw:fill-color="#dddddd" draw:textarea-horizontal-align="justify" draw:textarea-vertical-align="middle" draw:auto-grow-height="false" fo:min-height="2.083cm" fo:min-width="1.151cm"/>
    </style:style>
    <style:style style:name="gr45" style:family="graphic" style:parent-style-name="standard">
      <style:graphic-properties draw:fill-color="#3faf46" draw:textarea-horizontal-align="justify" draw:textarea-vertical-align="bottom" draw:auto-grow-height="false" fo:min-height="2.493cm" fo:min-width="1.786cm"/>
    </style:style>
    <style:style style:name="gr46" style:family="graphic" style:parent-style-name="standard">
      <style:graphic-properties draw:fill="solid" draw:fill-color="#cccccc" draw:textarea-horizontal-align="justify" draw:textarea-vertical-align="top" draw:auto-grow-height="false" fo:min-height="0.258cm" fo:min-width="0cm"/>
    </style:style>
    <style:style style:name="gr47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8.513cm" fo:min-width="6.231cm"/>
    </style:style>
    <style:style style:name="gr48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8.64cm" fo:min-width="5.85cm"/>
    </style:style>
    <style:style style:name="gr49" style:family="graphic" style:parent-style-name="standard">
      <style:graphic-properties draw:fill="solid" draw:fill-color="#5eb91e" draw:textarea-horizontal-align="justify" draw:textarea-vertical-align="top" draw:auto-grow-height="false" fo:min-height="6.209cm" fo:min-width="7.501cm"/>
    </style:style>
    <style:style style:name="gr50" style:family="graphic" style:parent-style-name="standard">
      <style:graphic-properties draw:fill="solid" draw:fill-color="#ea7500" draw:textarea-horizontal-align="justify" draw:textarea-vertical-align="middle" draw:auto-grow-height="false" fo:min-height="1.755cm" fo:min-width="1.151cm"/>
    </style:style>
    <style:style style:name="gr51" style:family="graphic" style:parent-style-name="standard">
      <style:graphic-properties draw:fill="solid" draw:fill-color="#ffffff" draw:textarea-horizontal-align="justify" draw:textarea-vertical-align="top" draw:auto-grow-height="false" fo:min-height="1.537cm" fo:min-width="1.151cm"/>
    </style:style>
    <style:style style:name="gr52" style:family="graphic" style:parent-style-name="standard">
      <style:graphic-properties draw:fill="solid" draw:fill-color="#000000" draw:textarea-horizontal-align="justify" draw:textarea-vertical-align="top" draw:auto-grow-height="false" fo:min-height="0.846cm" fo:min-width="1.151cm"/>
    </style:style>
    <style:style style:name="gr53" style:family="graphic" style:parent-style-name="standard">
      <style:graphic-properties draw:fill-color="#3faf46" draw:textarea-horizontal-align="justify" draw:textarea-vertical-align="top" draw:auto-grow-height="false" fo:min-height="1.147cm" fo:min-width="6.612cm"/>
    </style:style>
    <style:style style:name="gr54" style:family="graphic" style:parent-style-name="standard">
      <style:graphic-properties draw:fill="solid" draw:fill-color="#1c1c1c" draw:textarea-horizontal-align="justify" draw:textarea-vertical-align="top" draw:auto-grow-height="false" fo:min-height="0.316cm" fo:min-width="0.897cm"/>
    </style:style>
    <style:style style:name="gr55" style:family="graphic" style:parent-style-name="standard">
      <style:graphic-properties draw:fill="solid" draw:fill-color="#ffffff" draw:textarea-horizontal-align="justify" draw:textarea-vertical-align="top" draw:auto-grow-height="false" fo:min-height="0.258cm" fo:min-width="0.897cm"/>
    </style:style>
    <style:style style:name="gr56" style:family="graphic" style:parent-style-name="standard">
      <style:graphic-properties draw:fill="solid" draw:fill-color="#999999" draw:textarea-horizontal-align="justify" draw:textarea-vertical-align="top" draw:auto-grow-height="false" fo:min-height="0.282cm" fo:min-width="0.897cm"/>
    </style:style>
    <style:style style:name="gr57" style:family="graphic" style:parent-style-name="standard">
      <style:graphic-properties draw:fill="solid" draw:fill-color="#999999" draw:textarea-horizontal-align="justify" draw:textarea-vertical-align="top" draw:auto-grow-height="false" fo:min-height="1.178cm" fo:min-width="1.151cm"/>
    </style:style>
    <style:style style:name="gr58" style:family="graphic" style:parent-style-name="standard">
      <style:graphic-properties draw:fill-color="#3faf46" draw:textarea-horizontal-align="justify" draw:textarea-vertical-align="bottom" draw:auto-grow-height="false" fo:min-height="2.774cm" fo:min-width="1.786cm"/>
    </style:style>
    <style:style style:name="gr59" style:family="graphic" style:parent-style-name="standard">
      <style:graphic-properties draw:fill="solid" draw:fill-color="#1c1c1c" draw:textarea-horizontal-align="justify" draw:textarea-vertical-align="top" draw:auto-grow-height="false" fo:min-height="0.258cm" fo:min-width="0cm"/>
    </style:style>
    <style:style style:name="gr60" style:family="graphic" style:parent-style-name="standard">
      <style:graphic-properties draw:fill="solid" draw:fill-color="#ffffff" draw:textarea-horizontal-align="justify" draw:textarea-vertical-align="top" draw:auto-grow-height="false" fo:min-height="0.258cm" fo:min-width="0cm"/>
    </style:style>
    <style:style style:name="gr61" style:family="graphic" style:parent-style-name="standard">
      <style:graphic-properties draw:fill="solid" draw:fill-color="#999999" draw:textarea-horizontal-align="justify" draw:textarea-vertical-align="top" draw:auto-grow-height="false" fo:min-height="0.258cm" fo:min-width="0cm"/>
    </style:style>
    <style:style style:name="gr62" style:family="graphic" style:parent-style-name="objectwithoutfill">
      <style:graphic-properties draw:stroke="solid" draw:stroke-dash="Fine_20_Dashed" svg:stroke-color="#2a6099" draw:marker-end="Arrow_20_concave" draw:marker-end-width="0.3cm" draw:fill="none" draw:textarea-vertical-align="middle"/>
    </style:style>
    <style:style style:name="gr63" style:family="graphic" style:parent-style-name="standard">
      <style:graphic-properties draw:fill-color="#3faf46" draw:textarea-horizontal-align="justify" draw:textarea-vertical-align="bottom" draw:auto-grow-height="false" fo:min-height="2.647cm" fo:min-width="1.786cm"/>
    </style:style>
    <style:style style:name="gr64" style:family="graphic" style:parent-style-name="standard">
      <style:graphic-properties draw:stroke="none" svg:stroke-color="#000000" draw:fill="none" draw:fill-color="#ffffff" fo:min-height="0.385cm"/>
    </style:style>
    <style:style style:name="gr6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eb91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top="0.051cm" fo:margin-bottom="0cm" fo:text-align="center"/>
    </style:style>
    <style:style style:name="P5" style:family="paragraph">
      <loext:graphic-properties draw:fill="solid" draw:fill-color="#cccccc"/>
      <style:paragraph-properties fo:margin-top="0.051cm" fo:margin-bottom="0cm" fo:text-align="center"/>
    </style:style>
    <style:style style:name="P6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3faf46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solid" draw:fill-color="#cccccc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solid" draw:fill-color="#ea75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solid" draw:fill-color="#1c1c1c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solid" draw:fill-color="#999999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solid" draw:fill-color="#999999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9.017cm" svg:x="0.762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51cm" svg:height="4.572cm" svg:x="7.112cm" svg:y="2.54cm">
          <text:p text:style-name="P2"><text:span text:style-name="T1">Skupp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7.493cm" svg:x="9.779cm" svg:y="1.143cm">
          <text:p text:style-name="P4"><text:span text:style-name="T2">Private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7.493cm" svg:x="3.048cm" svg:y="1.143cm">
          <text:p text:style-name="P4"><text:span text:style-name="T2">Public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27cm" svg:height="0.001cm" svg:x="9.509cm" svg:y="1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1cm" svg:height="1.524cm" svg:x="3.683cm" svg:y="3.683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51cm" svg:height="1.524cm" svg:x="10.687cm" svg:y="3.698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397cm" svg:x="3.683cm" svg:y="5.588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6" draw:layer="layout" svg:width="1.651cm" svg:height="1.651cm" svg:x="10.687cm" svg:y="5.476cm">
            <text:p text:style-name="P2"><text:span text:style-name="T1">Reviews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381cm" svg:height="0.33cm" svg:x="10.814cm" svg:y="6.6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1.322cm" svg:y="6.6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1.83cm" svg:y="6.6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11" draw:text-style-name="P8" draw:layer="layout" svg:x1="1.016cm" svg:y1="4.445cm" svg:x2="3.683cm" svg:y2="4.445cm">
          <text:p text:style-name="P2"><text:span text:style-name="T1">Requests <text:s text:c="9"/></text:span></text:p>
          <text:p text:style-name="P2"><text:span text:style-name="T1"/></text:p>
        </draw:line>
        <draw:line draw:style-name="gr12" draw:text-style-name="P9" draw:layer="layout" svg:x1="5.334cm" svg:y1="4.445cm" svg:x2="10.668cm" svg:y2="4.445cm">
          <text:p/>
        </draw:line>
        <draw:line draw:style-name="gr12" draw:text-style-name="P9" draw:layer="layout" svg:x1="5.334cm" svg:y1="4.699cm" svg:x2="10.668cm" svg:y2="5.969cm">
          <text:p/>
        </draw:line>
        <draw:line draw:style-name="gr12" draw:text-style-name="P9" draw:layer="layout" svg:x1="10.668cm" svg:y1="6.35cm" svg:x2="5.334cm" svg:y2="6.35cm">
          <text:p/>
        </draw:line>
        <draw:line draw:style-name="gr13" draw:text-style-name="P9" draw:layer="layout" svg:x1="8.001cm" svg:y1="7.493cm" svg:x2="8.001cm" svg:y2="8.636cm">
          <text:p/>
        </draw:line>
        <draw:frame draw:style-name="gr14" draw:text-style-name="P10" draw:layer="layout" svg:width="5.842cm" svg:height="0.607cm" svg:x="5.412cm" svg:y="8.876cm">
          <draw:text-box>
            <text:p><text:span text:style-name="T3">Requests forwarded by Skupper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2.7cm" svg:height="9.01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1cm" svg:height="7.493cm" svg:x="8.636cm" svg:y="1.142cm">
          <text:p text:style-name="P4"><text:span text:style-name="T2">Private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56cm" svg:height="7.493cm" svg:x="2.54cm" svg:y="1.142cm">
          <text:p text:style-name="P4"><text:span text:style-name="T2">Publi</text:span><text:span text:style-name="T2">c </text:span><text:span text:style-name="T2">clust</text:span><text:span text:style-name="T2">er</text:span></text:p>
          <text:p text:style-name="P4"><text:span text:style-name="T2">name</text:span><text:span text:style-name="T2">spa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81cm" svg:height="4.572cm" svg:x="5.461cm" svg:y="2.539cm">
          <text:p text:style-name="P2"><text:span text:style-name="T1">Skupp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27cm" svg:height="0.001cm" svg:x="9.509cm" svg:y="17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1cm" svg:height="1.524cm" svg:x="3.175cm" svg:y="3.682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51cm" svg:height="1.524cm" svg:x="10.179cm" svg:y="3.697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397cm" svg:x="3.175cm" svg:y="5.587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6" draw:layer="layout" svg:width="1.651cm" svg:height="1.651cm" svg:x="10.179cm" svg:y="5.475cm">
            <text:p text:style-name="P2"><text:span text:style-name="T1">Reviews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381cm" svg:height="0.33cm" svg:x="10.306cm" svg:y="6.68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0.814cm" svg:y="6.68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1.322cm" svg:y="6.68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11" draw:text-style-name="P8" draw:layer="layout" svg:x1="0.762cm" svg:y1="4.445cm" svg:x2="3.175cm" svg:y2="4.444cm">
          <text:p text:style-name="P2"><text:span text:style-name="T1">Requests <text:s text:c="6"/></text:span></text:p>
          <text:p text:style-name="P2"><text:span text:style-name="T1"/></text:p>
        </draw:line>
        <draw:line draw:style-name="gr12" draw:text-style-name="P9" draw:layer="layout" svg:x1="4.826cm" svg:y1="4.444cm" svg:x2="10.16cm" svg:y2="4.444cm">
          <text:p/>
        </draw:line>
        <draw:line draw:style-name="gr12" draw:text-style-name="P9" draw:layer="layout" svg:x1="4.826cm" svg:y1="4.698cm" svg:x2="10.16cm" svg:y2="5.968cm">
          <text:p/>
        </draw:line>
        <draw:line draw:style-name="gr12" draw:text-style-name="P9" draw:layer="layout" svg:x1="10.16cm" svg:y1="6.349cm" svg:x2="4.826cm" svg:y2="6.349cm">
          <text:p/>
        </draw:line>
        <draw:line draw:style-name="gr13" draw:text-style-name="P9" draw:layer="layout" svg:x1="7.493cm" svg:y1="7.492cm" svg:x2="7.493cm" svg:y2="8.635cm">
          <text:p/>
        </draw:line>
        <draw:frame draw:style-name="gr14" draw:text-style-name="P10" draw:layer="layout" svg:width="5.842cm" svg:height="0.607cm" svg:x="4.904cm" svg:y="8.875cm">
          <draw:text-box>
            <text:p><text:span text:style-name="T3">Requests forwarded by Skupper</text:span></text:p>
          </draw:text-box>
        </draw:frame>
      </draw:page>
      <draw:page draw:name="page3" draw:style-name="dp1" draw:master-page-name="Default">
        <draw:custom-shape draw:style-name="gr18" draw:text-style-name="P1" draw:layer="layout" svg:width="12.7cm" svg:height="10.28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81cm" svg:height="8.891cm" svg:x="8.636cm" svg:y="1.142cm">
          <text:p text:style-name="P4"><text:span text:style-name="T2">Private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556cm" svg:height="8.89cm" svg:x="2.54cm" svg:y="1.143cm">
          <text:p text:style-name="P4"><text:span text:style-name="T2">Public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064cm" svg:height="7.24cm" svg:x="5.461cm" svg:y="2.539cm">
          <text:p text:style-name="P2"><text:span text:style-name="T1">Skupper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651cm" svg:height="2.16cm" svg:x="3.302cm" svg:y="5.588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51cm" svg:height="1.524cm" svg:x="10.287cm" svg:y="5.588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51cm" svg:height="1.397cm" svg:x="3.302cm" svg:y="8.129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0.889cm" svg:y1="6.987cm" svg:x2="3.302cm" svg:y2="6.986cm">
          <text:p text:style-name="P2"><text:span text:style-name="T1">Requests <text:s text:c="6"/></text:span></text:p>
          <text:p text:style-name="P2"><text:span text:style-name="T1"/></text:p>
        </draw:line>
        <draw:custom-shape draw:style-name="gr23" draw:text-style-name="P11" draw:layer="layout" svg:width="2.54cm" svg:height="5.588cm" svg:x="6.096cm" svg:y="4.064cm">
          <text:p text:style-name="P2"><text:span text:style-name="T1">Proxies</text:span></text:p>
          <text:p text:style-name="P2"><text:span text:style-name="T1"/></text:p>
          <text:p text:style-name="P2"><text:span text:style-name="T4">Replicated in</text:span></text:p>
          <text:p text:style-name="P2"><text:span text:style-name="T4">all namespac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397cm" svg:height="1.016cm" svg:x="6.858cm" svg:y="8.382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397cm" svg:height="1.016cm" svg:x="6.858cm" svg:y="5.842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397cm" svg:height="1.016cm" svg:x="6.858cm" svg:y="7.112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4.953cm" svg:y1="6.35cm" svg:x2="6.731cm" svg:y2="6.35cm">
          <text:p/>
        </draw:line>
        <draw:line draw:style-name="gr25" draw:text-style-name="P9" draw:layer="layout" svg:x1="4.953cm" svg:y1="7.24cm" svg:x2="6.731cm" svg:y2="7.62cm">
          <text:p/>
        </draw:line>
        <draw:g>
          <draw:custom-shape draw:style-name="gr9" draw:text-style-name="P6" draw:layer="layout" svg:width="1.651cm" svg:height="1.651cm" svg:x="10.306cm" svg:y="8.017cm">
            <text:p text:style-name="P2"><text:span text:style-name="T1">Review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381cm" svg:height="0.33cm" svg:x="10.433cm" svg:y="9.22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0.941cm" svg:y="9.22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3cm" svg:x="11.449cm" svg:y="9.22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25" draw:text-style-name="P9" draw:layer="layout" svg:x1="10.287cm" svg:y1="8.891cm" svg:x2="8.128cm" svg:y2="8.89cm">
          <text:p/>
        </draw:line>
        <draw:line draw:style-name="gr25" draw:text-style-name="P9" draw:layer="layout" svg:x1="6.731cm" svg:y1="8.89cm" svg:x2="4.953cm" svg:y2="8.89cm">
          <text:p/>
        </draw:line>
        <draw:line draw:style-name="gr25" draw:text-style-name="P9" draw:layer="layout" svg:x1="8.128cm" svg:y1="6.35cm" svg:x2="10.16cm" svg:y2="6.35cm">
          <text:p/>
        </draw:line>
        <draw:line draw:style-name="gr25" draw:text-style-name="P9" draw:layer="layout" svg:x1="8.128cm" svg:y1="7.874cm" svg:x2="10.287cm" svg:y2="8.382cm">
          <text:p/>
        </draw:line>
      </draw:page>
      <draw:page draw:name="page4" draw:style-name="dp1" draw:master-page-name="Default">
        <draw:custom-shape draw:style-name="gr26" draw:text-style-name="P5" draw:layer="layout" svg:width="6.35cm" svg:height="10.427cm" svg:x="8.509cm" svg:y="1.257cm">
          <text:p text:style-name="P4"><text:span text:style-name="T2">Private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969cm" svg:height="10.426cm" svg:x="1.016cm" svg:y="1.27cm">
          <text:p text:style-name="P4"><text:span text:style-name="T2">Publi</text:span><text:span text:style-name="T2">c </text:span><text:span text:style-name="T2">clust</text:span><text:span text:style-name="T2">er</text:span></text:p>
          <text:p text:style-name="P4"><text:span text:style-name="T2">name</text:span><text:span text:style-name="T2">spa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5.842cm" svg:height="8.491cm" svg:x="4.699cm" svg:y="2.558cm">
          <text:p text:style-name="P2"><text:span text:style-name="T1">Skupp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651cm" svg:height="2.533cm" svg:x="1.778cm" svg:y="6.483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651cm" svg:height="1.787cm" svg:x="12.7cm" svg:y="6.471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651cm" svg:height="1.639cm" svg:x="1.778cm" svg:y="9.463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-0.635cm" svg:y1="8.124cm" svg:x2="1.778cm" svg:y2="8.123cm">
          <text:p text:style-name="P2"><text:span text:style-name="T1">Requests <text:s text:c="6"/></text:span></text:p>
          <text:p text:style-name="P2"><text:span text:style-name="T1"/></text:p>
        </draw:line>
        <draw:custom-shape draw:style-name="gr32" draw:text-style-name="P11" draw:layer="layout" svg:width="2.54cm" svg:height="2.743cm" svg:x="6.223cm" svg:y="3.302cm">
          <text:p text:style-name="P2"><text:span text:style-name="T4">Registred app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397cm" svg:height="0.566cm" svg:x="6.731cm" svg:y="5.149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397cm" svg:height="0.508cm" svg:x="6.731cm" svg:y="3.937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397cm" svg:height="0.532cm" svg:x="6.731cm" svg:y="4.548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6" draw:layer="layout" svg:width="1.651cm" svg:height="1.936cm" svg:x="12.7cm" svg:y="8.509cm">
            <text:p text:style-name="P2"><text:span text:style-name="T1">Review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381cm" svg:height="0.387cm" svg:x="12.827cm" svg:y="9.92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87cm" svg:x="13.335cm" svg:y="9.92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87cm" svg:x="13.843cm" svg:y="9.92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32" draw:text-style-name="P11" draw:layer="layout" svg:width="2.54cm" svg:height="2.743cm" svg:x="3.937cm" svg:y="6.985cm"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397cm" svg:height="0.566cm" svg:x="4.445cm" svg:y="8.832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397cm" svg:height="0.508cm" svg:x="4.445cm" svg:y="7.62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397cm" svg:height="0.532cm" svg:x="4.445cm" svg:y="8.231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2.286cm" svg:height="2.743cm" svg:x="8.89cm" svg:y="7.036cm"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258cm" svg:height="0.566cm" svg:x="9.347cm" svg:y="8.883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58cm" svg:height="0.508cm" svg:x="9.347cm" svg:y="7.671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.258cm" svg:height="0.532cm" svg:x="9.347cm" svg:y="8.282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3.429cm" svg:y1="7.874cm" svg:x2="4.445cm" svg:y2="7.874cm">
          <text:p/>
        </draw:line>
        <draw:line draw:style-name="gr25" draw:text-style-name="P9" draw:layer="layout" svg:x1="3.429cm" svg:y1="8.509cm" svg:x2="4.445cm" svg:y2="8.509cm">
          <text:p/>
        </draw:line>
        <draw:line draw:style-name="gr25" draw:text-style-name="P9" draw:layer="layout" svg:x1="4.445cm" svg:y1="9.144cm" svg:x2="3.429cm" svg:y2="10.16cm">
          <text:p/>
        </draw:line>
        <draw:line draw:style-name="gr25" draw:text-style-name="P9" draw:layer="layout" svg:x1="12.7cm" svg:y1="9.144cm" svg:x2="10.668cm" svg:y2="9.144cm">
          <text:p/>
        </draw:line>
        <draw:line draw:style-name="gr25" draw:text-style-name="P9" draw:layer="layout" svg:x1="10.541cm" svg:y1="8.001cm" svg:x2="12.7cm" svg:y2="7.493cm">
          <text:p/>
        </draw:line>
        <draw:line draw:style-name="gr25" draw:text-style-name="P9" draw:layer="layout" svg:x1="10.541cm" svg:y1="8.509cm" svg:x2="12.7cm" svg:y2="8.89cm">
          <text:p/>
        </draw:line>
      </draw:page>
      <draw:page draw:name="page5" draw:style-name="dp1" draw:master-page-name="Default">
        <draw:custom-shape draw:style-name="gr41" draw:text-style-name="P5" draw:layer="layout" svg:width="6.731cm" svg:height="10.427cm" svg:x="7.62cm" svg:y="0.254cm">
          <text:p text:style-name="P4"><text:span text:style-name="T2">Private </text:span><text:span text:style-name="T2">cluster</text:span></text:p>
          <text:p text:style-name="P4"><text:span text:style-name="T2">namespa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6.35cm" svg:height="10.426cm" svg:x="0.635cm" svg:y="0.242cm">
          <text:p text:style-name="P4"><text:span text:style-name="T2">Publi</text:span><text:span text:style-name="T2">c </text:span><text:span text:style-name="T2">clust</text:span><text:span text:style-name="T2">er</text:span></text:p>
          <text:p text:style-name="P4"><text:span text:style-name="T2">name</text:span><text:span text:style-name="T2">spa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8.001cm" svg:height="8.491cm" svg:x="3.429cm" svg:y="1.542cm">
          <text:p text:style-name="P2"><text:span text:style-name="T1">Skupp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1.651cm" svg:height="2.333cm" svg:x="1.27cm" svg:y="5.16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651cm" svg:height="1.787cm" svg:x="12.192cm" svg:y="5.468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651cm" svg:height="1.639cm" svg:x="1.27cm" svg:y="7.874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-1.143cm" svg:y1="6.801cm" svg:x2="1.27cm" svg:y2="6.8cm">
          <text:p text:style-name="P2"><text:span text:style-name="T1">Requests <text:s text:c="6"/></text:span></text:p>
          <text:p text:style-name="P2"><text:span text:style-name="T1"/></text:p>
        </draw:line>
        <draw:custom-shape draw:style-name="gr32" draw:text-style-name="P11" draw:layer="layout" svg:width="2.54cm" svg:height="2.743cm" svg:x="6.096cm" svg:y="2.337cm">
          <text:p text:style-name="P2"><text:span text:style-name="T4">Registred app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397cm" svg:height="0.566cm" svg:x="6.604cm" svg:y="4.184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.397cm" svg:height="0.508cm" svg:x="6.604cm" svg:y="2.972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397cm" svg:height="0.532cm" svg:x="6.604cm" svg:y="3.583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6" draw:layer="layout" svg:width="1.651cm" svg:height="1.936cm" svg:x="12.192cm" svg:y="7.506cm">
            <text:p text:style-name="P2"><text:span text:style-name="T1">Review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381cm" svg:height="0.387cm" svg:x="12.319cm" svg:y="8.9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87cm" svg:x="12.827cm" svg:y="8.9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381cm" svg:height="0.387cm" svg:x="13.335cm" svg:y="8.9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45" draw:text-style-name="P11" draw:layer="layout" svg:width="2.286cm" svg:height="2.743cm" svg:x="3.683cm" svg:y="5.639cm"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5.207cm" svg:y="7.067cm"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4.191cm" svg:y="5.855cm"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4.699cm" svg:y="6.477cm"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.921cm" svg:y1="6.096cm" svg:x2="4.191cm" svg:y2="6.096cm">
          <text:p/>
        </draw:line>
        <draw:line draw:style-name="gr25" draw:text-style-name="P9" draw:layer="layout" svg:x1="2.921cm" svg:y1="6.858cm" svg:x2="4.699cm" svg:y2="6.858cm">
          <text:p/>
        </draw:line>
        <draw:line draw:style-name="gr25" draw:text-style-name="P9" draw:layer="layout" svg:x1="5.207cm" svg:y1="7.366cm" svg:x2="2.921cm" svg:y2="8.509cm">
          <text:p/>
        </draw:line>
        <draw:custom-shape draw:style-name="gr45" draw:text-style-name="P11" draw:layer="layout" svg:width="2.286cm" svg:height="2.743cm" svg:x="8.763cm" svg:y="5.639cm"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9.271cm" svg:y="7.1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10.287cm" svg:y="5.84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0.381cm" svg:height="0.508cm" svg:x="9.779cm" svg:y="6.477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0.668cm" svg:y1="6.096cm" svg:x2="12.192cm" svg:y2="6.096cm">
          <text:p/>
        </draw:line>
        <draw:line draw:style-name="gr25" draw:text-style-name="P9" draw:layer="layout" svg:x1="10.16cm" svg:y1="6.731cm" svg:x2="12.192cm" svg:y2="7.887cm">
          <text:p/>
        </draw:line>
        <draw:line draw:style-name="gr25" draw:text-style-name="P9" draw:layer="layout" svg:x1="12.192cm" svg:y1="8.382cm" svg:x2="9.652cm" svg:y2="7.366cm">
          <text:p/>
        </draw:line>
      </draw:page>
      <draw:page draw:name="page6" draw:style-name="dp1" draw:master-page-name="Default">
        <draw:custom-shape draw:style-name="gr47" draw:text-style-name="P5" draw:layer="layout" svg:width="6.731cm" svg:height="8.763cm" svg:x="7.62cm" svg:y="0.254cm">
          <text:p text:style-name="P4"><text:span text:style-name="T2">Private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6.35cm" svg:height="8.89cm" svg:x="0.635cm" svg:y="0.127cm">
          <text:p text:style-name="P4"><text:span text:style-name="T2">Public cluster</text:span></text:p>
          <text:p text:style-name="P4"><text:span text:style-name="T2">namesp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8.001cm" svg:height="6.459cm" svg:x="3.429cm" svg:y="1.542cm">
          <text:p text:style-name="P2"><text:span text:style-name="T1">Skupper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.651cm" svg:height="2.005cm" svg:x="1.27cm" svg:y="3.937cm">
          <text:p text:style-name="P2"><text:span text:style-name="T1">Product</text:span></text:p>
          <text:p text:style-name="P2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1.651cm" svg:height="1.787cm" svg:x="12.192cm" svg:y="3.917cm">
          <text:p text:style-name="P2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651cm" svg:height="1.096cm" svg:x="1.27cm" svg:y="6.323cm">
          <text:p text:style-name="P2"><text:span text:style-name="T1">Ratings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-1.143cm" svg:y1="4.88cm" svg:x2="1.27cm" svg:y2="4.879cm">
          <text:p text:style-name="P2"><text:span text:style-name="T1">Requests <text:s text:c="6"/></text:span></text:p>
          <text:p text:style-name="P2"><text:span text:style-name="T1">(http) <text:s text:c="13"/></text:span></text:p>
        </draw:line>
        <draw:custom-shape draw:style-name="gr53" draw:text-style-name="P11" draw:layer="layout" svg:width="7.112cm" svg:height="1.397cm" svg:x="3.81cm" svg:y="2.286cm">
          <text:p text:style-name="P2"><text:span text:style-name="T4">Registered apps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1.397cm" svg:height="0.566cm" svg:x="8.636cm" svg:y="2.921cm">
          <text:p text:style-name="P12"><text:span text:style-name="T4">Rating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1.397cm" svg:height="0.508cm" svg:x="4.572cm" svg:y="2.908cm">
          <text:p text:style-name="P12"><text:span text:style-name="T4">Detail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397cm" svg:height="0.532cm" svg:x="6.604cm" svg:y="2.921cm">
          <text:p text:style-name="P12"><text:span text:style-name="T4">Review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1.651cm" svg:height="1.428cm" svg:x="12.192cm" svg:y="5.991cm">
          <text:p text:style-name="P2"><text:span text:style-name="T1">Revi</text:span><text:span text:style-name="T1">ew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0.387cm" svg:x="12.827cm" svg:y="6.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0.381cm" svg:height="0.387cm" svg:x="13.335cm" svg:y="6.7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8" draw:text-style-name="P11" draw:layer="layout" svg:width="2.286cm" svg:height="3.024cm" svg:x="3.683cm" svg:y="4.088cm">
          <text:p text:style-name="P2"><text:span text:style-name="T4">Skupper</text:span></text:p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0.381cm" svg:height="0.508cm" svg:x="5.207cm" svg:y="5.5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8" draw:layer="layout" svg:width="0.381cm" svg:height="0.508cm" svg:x="4.191cm" svg:y="4.2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381cm" svg:height="0.508cm" svg:x="4.699cm" svg:y="4.926cm">
          <text:p/>
          <draw:enhanced-geometry svg:viewBox="0 0 21600 21600" draw:type="rectangle" draw:enhanced-path="M 0 0 L 21600 0 21600 21600 0 21600 0 0 Z N"/>
        </draw:custom-shape>
        <draw:line draw:style-name="gr62" draw:text-style-name="P9" draw:layer="layout" svg:x1="2.921cm" svg:y1="4.545cm" svg:x2="4.191cm" svg:y2="4.545cm">
          <text:p/>
        </draw:line>
        <draw:line draw:style-name="gr62" draw:text-style-name="P9" draw:layer="layout" svg:x1="2.921cm" svg:y1="5.18cm" svg:x2="4.699cm" svg:y2="5.18cm">
          <text:p/>
        </draw:line>
        <draw:line draw:style-name="gr62" draw:text-style-name="P9" draw:layer="layout" svg:x1="5.207cm" svg:y1="5.815cm" svg:x2="2.921cm" svg:y2="6.958cm">
          <text:p/>
        </draw:line>
        <draw:custom-shape draw:style-name="gr63" draw:text-style-name="P11" draw:layer="layout" svg:width="2.286cm" svg:height="2.897cm" svg:x="8.763cm" svg:y="4.088cm">
          <text:p text:style-name="P2"><text:span text:style-name="T4">Skupper</text:span></text:p>
          <text:p text:style-name="P2"><text:span text:style-name="T4">proxies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0.381cm" svg:height="0.508cm" svg:x="9.271cm" svg:y="5.56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8" draw:layer="layout" svg:width="0.381cm" svg:height="0.508cm" svg:x="10.287cm" svg:y="4.27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381cm" svg:height="0.508cm" svg:x="9.779cm" svg:y="4.926cm">
          <text:p/>
          <draw:enhanced-geometry svg:viewBox="0 0 21600 21600" draw:type="rectangle" draw:enhanced-path="M 0 0 L 21600 0 21600 21600 0 21600 0 0 Z N"/>
        </draw:custom-shape>
        <draw:line draw:style-name="gr62" draw:text-style-name="P9" draw:layer="layout" svg:x1="10.668cm" svg:y1="4.545cm" svg:x2="12.192cm" svg:y2="4.545cm">
          <text:p/>
        </draw:line>
        <draw:line draw:style-name="gr62" draw:text-style-name="P9" draw:layer="layout" svg:x1="10.16cm" svg:y1="5.18cm" svg:x2="12.192cm" svg:y2="6.336cm">
          <text:p/>
        </draw:line>
        <draw:line draw:style-name="gr62" draw:text-style-name="P9" draw:layer="layout" svg:x1="12.192cm" svg:y1="6.831cm" svg:x2="9.652cm" svg:y2="5.815cm">
          <text:p/>
        </draw:line>
        <draw:line draw:style-name="gr25" draw:text-style-name="P9" draw:layer="layout" svg:x1="4.572cm" svg:y1="4.545cm" svg:x2="10.287cm" svg:y2="4.545cm">
          <text:p/>
        </draw:line>
        <draw:line draw:style-name="gr25" draw:text-style-name="P9" draw:layer="layout" svg:x1="5.08cm" svg:y1="5.18cm" svg:x2="9.779cm" svg:y2="5.18cm">
          <text:p/>
        </draw:line>
        <draw:line draw:style-name="gr25" draw:text-style-name="P9" draw:layer="layout" svg:x1="9.271cm" svg:y1="5.815cm" svg:x2="5.588cm" svg:y2="5.815cm">
          <text:p/>
        </draw:line>
        <draw:frame draw:style-name="gr64" draw:text-style-name="P10" draw:layer="layout" svg:width="1.905cm" svg:height="0.963cm" svg:x="6.35cm" svg:y="6.911cm">
          <draw:text-box>
            <text:p text:style-name="P21"><text:span text:style-name="T3">Routed</text:span></text:p>
            <text:p text:style-name="P21"><text:span text:style-name="T3">requests</text:span></text:p>
          </draw:text-box>
        </draw:frame>
        <draw:line draw:style-name="gr25" draw:text-style-name="P9" draw:layer="layout" svg:x1="7.239cm" svg:y1="6.985cm" svg:x2="7.239cm" svg:y2="6.149cm">
          <text:p/>
        </draw:line>
        <draw:custom-shape draw:style-name="gr10" draw:text-style-name="P7" draw:layer="layout" svg:width="0.381cm" svg:height="0.387cm" svg:x="12.319cm" svg:y="6.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5" draw:text-style-name="P22" draw:layer="layout" svg:width="2.032cm" svg:height="0.963cm" svg:x="1.016cm" svg:y="7.747cm">
          <draw:text-box>
            <text:p text:style-name="P21"><text:span text:style-name="T3">Bookinfo</text:span></text:p>
            <text:p text:style-name="P21"><text:span text:style-name="T3">services</text:span></text:p>
          </draw:text-box>
        </draw:frame>
        <draw:frame draw:style-name="gr65" draw:text-style-name="P22" draw:layer="layout" svg:width="2.032cm" svg:height="0.963cm" svg:x="12.065cm" svg:y="7.8cm">
          <draw:text-box>
            <text:p text:style-name="P21"><text:span text:style-name="T3">Bookinfo</text:span></text:p>
            <text:p text:style-name="P21"><text:span text:style-name="T3">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9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18:44.071564656</meta:creation-date>
    <meta:generator>LibreOffice/6.1.6.3$Linux_X86_64 LibreOffice_project/10$Build-3</meta:generator>
    <dc:date>2019-09-18T10:48:32.974384760</dc:date>
    <meta:editing-duration>PT1H11M8S</meta:editing-duration>
    <meta:editing-cycles>13</meta:editing-cycles>
    <meta:document-statistic meta:object-count="157"/>
  </office:meta>
</office:document-meta>
</file>